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c763" officeooo:paragraph-rsid="0014c763"/>
    </style:style>
    <style:style style:name="P2" style:family="paragraph">
      <loext:graphic-properties draw:fill="solid" draw:fill-color="#1b75bc" draw:opacity="100%" draw:opacity-name="Transparency_20_1"/>
    </style:style>
    <style:style style:name="P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gr1" style:family="graphic">
      <style:graphic-properties draw:stroke="none" svg:stroke-color="#000000" draw:fill="solid" draw:fill-color="#1b75bc" draw:opacity="100%" draw:opacity-name="Transparency_20_1" fo:min-height="4.2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4.8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2" svg:width="19.104cm" svg:height="4.234cm" svg:x="-0.549cm" svg:y="-0.596cm"><draw:text-box><text:p>t</text:p></draw:text-box></draw:frame>PLANCHE DAVID</text:p>
      <text:p text:style-name="P1">4 Avenue du val de cère </text:p>
      <text:p text:style-name="P1">15800 polminhac</text:p>
      <text:p text:style-name="P1">06.68.02.18.59</text:p>
      <text:p text:style-name="P1">serttiti15@gmail .com</text:p>
      <text:p text:style-name="P1">linkedIn david planche</text:p>
      <text:p text:style-name="P1"><draw:frame text:anchor-type="paragraph" draw:z-index="1" draw:name="Shape2" draw:style-name="gr2" draw:text-style-name="P3" svg:width="8.282cm" svg:height="14.897cm" svg:x="-0.099cm" svg:y="0.413cm"><draw:text-box><text:p><text:s text:c="21"/><text:span text:style-name="T2">COMPETENCES</text:span></text:p><text:p><text:span text:style-name="T2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5:07:03.360020122</meta:creation-date>
    <dc:date>2019-04-17T15:18:15.270371894</dc:date>
    <meta:editing-duration>PT1M1S</meta:editing-duration>
    <meta:editing-cycles>1</meta:editing-cycles>
    <meta:document-statistic meta:table-count="0" meta:image-count="0" meta:object-count="0" meta:page-count="1" meta:paragraph-count="6" meta:word-count="16" meta:character-count="109" meta:non-whitespace-character-count="98"/>
    <meta:generator>LibreOffice/6.0.7.3$Linux_X86_64 LibreOffice_project/00m0$Build-3</meta:generator>
  </office:meta>
</office:document-meta>
</file>